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b43" officeooo:paragraph-rsid="000a5b43"/>
    </style:style>
    <style:style style:name="P2" style:family="paragraph" style:parent-style-name="Standard">
      <style:text-properties officeooo:rsid="000bae75" officeooo:paragraph-rsid="000bae75"/>
    </style:style>
    <style:style style:name="P3" style:family="paragraph" style:parent-style-name="Standard">
      <style:text-properties officeooo:rsid="000bae75" officeooo:paragraph-rsid="000d8151"/>
    </style:style>
    <style:style style:name="P4" style:family="paragraph" style:parent-style-name="Standard">
      <style:text-properties officeooo:rsid="000bae75" officeooo:paragraph-rsid="000e5a3f"/>
    </style:style>
    <style:style style:name="P5" style:family="paragraph" style:parent-style-name="Standard">
      <style:text-properties officeooo:rsid="000bae75" officeooo:paragraph-rsid="000ea08a"/>
    </style:style>
    <style:style style:name="P6" style:family="paragraph" style:parent-style-name="Standard">
      <style:text-properties officeooo:rsid="000bae75" officeooo:paragraph-rsid="001022d6"/>
    </style:style>
    <style:style style:name="P7" style:family="paragraph" style:parent-style-name="Standard">
      <style:text-properties officeooo:rsid="000bae75" officeooo:paragraph-rsid="00103726"/>
    </style:style>
    <style:style style:name="P8" style:family="paragraph" style:parent-style-name="Standard">
      <style:text-properties officeooo:rsid="000bae75" officeooo:paragraph-rsid="0014a3e5"/>
    </style:style>
    <style:style style:name="P9" style:family="paragraph" style:parent-style-name="Standard">
      <style:text-properties officeooo:rsid="000bae75" officeooo:paragraph-rsid="001eb78e"/>
    </style:style>
    <style:style style:name="P10" style:family="paragraph" style:parent-style-name="Standard">
      <style:text-properties officeooo:rsid="000bae75" officeooo:paragraph-rsid="00210a29"/>
    </style:style>
    <style:style style:name="P11" style:family="paragraph" style:parent-style-name="Standard">
      <style:text-properties officeooo:paragraph-rsid="000a5b43"/>
    </style:style>
    <style:style style:name="P12" style:family="paragraph" style:parent-style-name="Standard">
      <style:text-properties fo:font-weight="normal" officeooo:rsid="00166575" officeooo:paragraph-rsid="00166575" style:font-weight-asian="normal" style:font-weight-complex="normal"/>
    </style:style>
    <style:style style:name="P13" style:family="paragraph" style:parent-style-name="Standard">
      <style:text-properties fo:font-weight="normal" officeooo:rsid="00166575" officeooo:paragraph-rsid="00179f16" style:font-weight-asian="normal" style:font-weight-complex="normal"/>
    </style:style>
    <style:style style:name="P14" style:family="paragraph" style:parent-style-name="Standard">
      <style:text-properties fo:font-weight="normal" officeooo:rsid="00179f16" officeooo:paragraph-rsid="00179f16" style:font-weight-asian="normal" style:font-weight-complex="normal"/>
    </style:style>
    <style:style style:name="P15" style:family="paragraph" style:parent-style-name="Standard">
      <style:text-properties fo:font-weight="normal" officeooo:rsid="00179f16" officeooo:paragraph-rsid="0018562b" style:font-weight-asian="normal" style:font-weight-complex="normal"/>
    </style:style>
    <style:style style:name="P16" style:family="paragraph" style:parent-style-name="Standard">
      <style:text-properties fo:font-weight="normal" officeooo:rsid="0018b948" officeooo:paragraph-rsid="0018b948" style:font-weight-asian="normal" style:font-weight-complex="normal"/>
    </style:style>
    <style:style style:name="P17" style:family="paragraph" style:parent-style-name="Standard">
      <style:text-properties fo:font-weight="normal" officeooo:rsid="0018b948" officeooo:paragraph-rsid="001979e0" style:font-weight-asian="normal" style:font-weight-complex="normal"/>
    </style:style>
    <style:style style:name="P18" style:family="paragraph" style:parent-style-name="Standard">
      <style:text-properties fo:font-weight="normal" officeooo:rsid="001979e0" officeooo:paragraph-rsid="001979e0" style:font-weight-asian="normal" style:font-weight-complex="normal"/>
    </style:style>
    <style:style style:name="P19" style:family="paragraph" style:parent-style-name="Standard">
      <style:text-properties fo:font-style="normal" fo:font-weight="normal" officeooo:rsid="000bae75" officeooo:paragraph-rsid="000bae7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bae75" officeooo:paragraph-rsid="000d815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0bae75" officeooo:paragraph-rsid="000e5a3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0bae75" officeooo:paragraph-rsid="0010372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0bae75" officeooo:paragraph-rsid="0011931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0bae75" officeooo:paragraph-rsid="001eb78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0bae75" officeooo:paragraph-rsid="00210a2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0d8151" officeooo:paragraph-rsid="000d815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0d8151" officeooo:paragraph-rsid="000e5a3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0d8151" officeooo:paragraph-rsid="000ea08a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0d8151" officeooo:paragraph-rsid="0010372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0d8151" officeooo:paragraph-rsid="0018b948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0d8151" officeooo:paragraph-rsid="001022d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0d8151" officeooo:paragraph-rsid="001eb78e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0d8151" officeooo:paragraph-rsid="00210a2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19311" officeooo:paragraph-rsid="00119311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119311" officeooo:paragraph-rsid="0012a82b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119311" officeooo:paragraph-rsid="0013b89b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1f606" officeooo:paragraph-rsid="0011f606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13b89b" officeooo:paragraph-rsid="0013b89b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14a3e5" officeooo:paragraph-rsid="0014a3e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18562b" officeooo:paragraph-rsid="0018562b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8562b" officeooo:paragraph-rsid="001fb06b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1979e0" officeooo:paragraph-rsid="001979e0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0ea08a" officeooo:paragraph-rsid="000e5a3f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66575" officeooo:paragraph-rsid="00166575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179f16" officeooo:paragraph-rsid="00179f1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1979e0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1979e0" officeooo:paragraph-rsid="001979e0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1979e0" officeooo:paragraph-rsid="0019a65b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19a65b" officeooo:paragraph-rsid="0019a65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19a65b" officeooo:paragraph-rsid="001ba2e7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19a65b" officeooo:paragraph-rsid="00210a29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19a65b" officeooo:paragraph-rsid="002272e3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1ba2e7" officeooo:paragraph-rsid="001ba2e7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1ba2e7" officeooo:paragraph-rsid="001fb06b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1ba2e7" officeooo:paragraph-rsid="00210a29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1ba2e7" officeooo:paragraph-rsid="002272e3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210a29" officeooo:paragraph-rsid="00210a29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210a29" officeooo:paragraph-rsid="002272e3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0e4ae4" officeooo:paragraph-rsid="00210a29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119311" officeooo:paragraph-rsid="00103726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119311" officeooo:paragraph-rsid="001c74a4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9a65b" officeooo:paragraph-rsid="001c74a4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03726" officeooo:paragraph-rsid="00103726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03726" officeooo:paragraph-rsid="0018b948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officeooo:paragraph-rsid="000d8151"/>
    </style:style>
    <style:style style:name="P66" style:family="paragraph" style:parent-style-name="Standard">
      <style:text-properties officeooo:rsid="000e4ae4" officeooo:paragraph-rsid="000e4ae4"/>
    </style:style>
    <style:style style:name="P67" style:family="paragraph" style:parent-style-name="Standard">
      <style:text-properties officeooo:rsid="000e4ae4" officeooo:paragraph-rsid="001022d6"/>
    </style:style>
    <style:style style:name="P68" style:family="paragraph" style:parent-style-name="Standard">
      <style:text-properties officeooo:rsid="000e4ae4" officeooo:paragraph-rsid="001eb78e"/>
    </style:style>
    <style:style style:name="P69" style:family="paragraph" style:parent-style-name="Standard">
      <style:text-properties officeooo:rsid="000e4ae4" officeooo:paragraph-rsid="00210a29"/>
    </style:style>
    <style:style style:name="P70" style:family="paragraph" style:parent-style-name="Standard">
      <style:text-properties officeooo:paragraph-rsid="000e5a3f"/>
    </style:style>
    <style:style style:name="P71" style:family="paragraph" style:parent-style-name="Standard">
      <style:text-properties officeooo:rsid="000e5a3f" officeooo:paragraph-rsid="000e5a3f"/>
    </style:style>
    <style:style style:name="P72" style:family="paragraph" style:parent-style-name="Standard">
      <style:text-properties officeooo:rsid="000e5a3f" officeooo:paragraph-rsid="000ea08a"/>
    </style:style>
    <style:style style:name="P73" style:family="paragraph" style:parent-style-name="Standard">
      <style:text-properties officeooo:rsid="000e5a3f" officeooo:paragraph-rsid="0014a3e5"/>
    </style:style>
    <style:style style:name="P74" style:family="paragraph" style:parent-style-name="Standard">
      <style:text-properties officeooo:rsid="000e5a3f" officeooo:paragraph-rsid="001eb78e"/>
    </style:style>
    <style:style style:name="P75" style:family="paragraph" style:parent-style-name="Standard">
      <style:text-properties officeooo:paragraph-rsid="000ea08a"/>
    </style:style>
    <style:style style:name="P76" style:family="paragraph" style:parent-style-name="Standard">
      <style:text-properties officeooo:rsid="000ea08a" officeooo:paragraph-rsid="000e5a3f"/>
    </style:style>
    <style:style style:name="P7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5b43" officeooo:paragraph-rsid="000a5b43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5b43" officeooo:paragraph-rsid="000ea08a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5b43" officeooo:paragraph-rsid="00103726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5b43" officeooo:paragraph-rsid="0018b948" style:font-weight-asian="bold" style:font-weight-complex="bold"/>
    </style:style>
    <style:style style:name="P81" style:family="paragraph" style:parent-style-name="Standard">
      <style:text-properties officeooo:paragraph-rsid="001022d6"/>
    </style:style>
    <style:style style:name="P82" style:family="paragraph" style:parent-style-name="Standard">
      <style:text-properties officeooo:paragraph-rsid="00103726"/>
    </style:style>
    <style:style style:name="P83" style:family="paragraph" style:parent-style-name="Standard">
      <style:paragraph-properties fo:text-align="start" style:justify-single-word="false"/>
      <style:text-properties style:text-underline-style="none" fo:font-weight="bold" officeooo:rsid="000e5a3f" officeooo:paragraph-rsid="00103726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style:text-underline-style="none" fo:font-weight="bold" officeooo:rsid="000e5a3f" officeooo:paragraph-rsid="0018b948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14a3e5" officeooo:paragraph-rsid="001979e0" style:font-weight-asian="bold" style:font-weight-complex="bold"/>
    </style:style>
    <style:style style:name="P86" style:family="paragraph" style:parent-style-name="Standard">
      <style:text-properties officeooo:rsid="0014a3e5" officeooo:paragraph-rsid="0014a3e5"/>
    </style:style>
    <style:style style:name="P87" style:family="paragraph" style:parent-style-name="Standard">
      <style:text-properties officeooo:rsid="00166575" officeooo:paragraph-rsid="00166575"/>
    </style:style>
    <style:style style:name="P88" style:family="paragraph" style:parent-style-name="Standard">
      <style:text-properties officeooo:paragraph-rsid="001979e0"/>
    </style:style>
    <style:style style:name="P89" style:family="paragraph" style:parent-style-name="Standard">
      <style:text-properties officeooo:rsid="001fb06b" officeooo:paragraph-rsid="001fb06b"/>
    </style:style>
    <style:style style:name="P90" style:family="paragraph" style:parent-style-name="Standard">
      <style:text-properties officeooo:rsid="001fb06b" officeooo:paragraph-rsid="00210a29"/>
    </style:style>
    <style:style style:name="P91" style:family="paragraph" style:parent-style-name="Standard">
      <style:text-properties style:font-name="monospace" fo:font-size="10pt" fo:font-style="normal" fo:font-weight="normal" officeooo:rsid="000bae75" officeooo:paragraph-rsid="000a5b43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text-properties style:font-name="monospace" fo:font-size="10pt" fo:font-style="normal" fo:font-weight="normal" officeooo:rsid="000bae75" officeooo:paragraph-rsid="000e4ae4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text-properties style:font-name="monospace" fo:font-size="10pt" fo:font-style="normal" fo:font-weight="normal" officeooo:rsid="000bae75" officeooo:paragraph-rsid="000e5a3f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text-properties style:font-name="Monospace" fo:font-size="10pt" fo:font-style="normal" fo:font-weight="normal" officeooo:rsid="000bae75" officeooo:paragraph-rsid="000ea08a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text-properties style:font-name="Monospace" fo:font-size="10pt" fo:font-style="normal" fo:font-weight="normal" officeooo:rsid="000bae75" officeooo:paragraph-rsid="001eb78e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text-properties style:font-name="Monospace" fo:font-size="10pt" fo:font-style="normal" fo:font-weight="normal" officeooo:rsid="000bae75" officeooo:paragraph-rsid="00210a29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text-properties style:font-name="Monospace" fo:font-size="10pt" fo:font-style="normal" fo:font-weight="normal" officeooo:rsid="0013b89b" officeooo:paragraph-rsid="0013b89b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text-properties style:font-name="Monospace" fo:font-size="10pt" fo:font-style="normal" fo:font-weight="normal" officeooo:rsid="00179f16" officeooo:paragraph-rsid="00179f16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text-properties style:font-name="Monospace" fo:font-size="10pt" fo:font-style="normal" fo:font-weight="normal" officeooo:rsid="00179f16" officeooo:paragraph-rsid="0018562b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text-properties style:font-name="Monospace" fo:font-size="10pt" fo:font-style="normal" fo:font-weight="normal" officeooo:rsid="0018562b" officeooo:paragraph-rsid="0018562b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text-properties style:font-name="Monospace" fo:font-size="10pt" fo:font-style="normal" style:text-underline-style="none" fo:font-weight="normal" officeooo:rsid="0019a65b" officeooo:paragraph-rsid="0019a65b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text-properties style:font-name="Monospace" fo:font-size="10pt" fo:font-style="normal" style:text-underline-style="none" fo:font-weight="normal" officeooo:rsid="0019a65b" officeooo:paragraph-rsid="001ba2e7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text-properties style:font-name="Monospace" fo:font-size="10pt" fo:font-style="normal" style:text-underline-style="none" fo:font-weight="normal" officeooo:rsid="00179f16" officeooo:paragraph-rsid="0019a65b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text-properties style:font-name="Monospace" fo:font-size="10pt" fo:font-style="normal" style:text-underline-style="none" fo:font-weight="normal" officeooo:rsid="001ba2e7" officeooo:paragraph-rsid="001ba2e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0a5b43"/>
    </style:style>
    <style:style style:name="T2" style:family="text">
      <style:text-properties officeooo:rsid="000bae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9f16" style:font-weight-asian="bold" style:font-weight-complex="bold"/>
    </style:style>
    <style:style style:name="T5" style:family="text">
      <style:text-properties fo:font-weight="bold" officeooo:rsid="001ba2e7" style:font-weight-asian="bold" style:font-weight-complex="bold"/>
    </style:style>
    <style:style style:name="T6" style:family="text">
      <style:text-properties fo:font-weight="bold" officeooo:rsid="001eb78e" style:font-weight-asian="bold" style:font-weight-complex="bold"/>
    </style:style>
    <style:style style:name="T7" style:family="text">
      <style:text-properties fo:font-weight="bold" officeooo:rsid="002569cc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79f16" style:font-style-asian="italic" style:font-style-complex="italic"/>
    </style:style>
    <style:style style:name="T10" style:family="text">
      <style:text-properties fo:font-style="italic" officeooo:rsid="001ba2e7" style:font-style-asian="italic" style:font-style-complex="italic"/>
    </style:style>
    <style:style style:name="T11" style:family="text">
      <style:text-properties fo:font-style="italic" officeooo:rsid="002569c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8562b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8b948" style:font-style-asian="italic" style:font-weight-asian="bold" style:font-style-complex="italic" style:font-weight-complex="bold"/>
    </style:style>
    <style:style style:name="T15" style:family="text">
      <style:text-properties officeooo:rsid="000d8151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bae7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d815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e4ae4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e5a3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ea08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022d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03726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1931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b89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8b94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6657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fb06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10a29" style:font-style-asian="normal" style:font-weight-asian="normal" style:font-style-complex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0ea08a" style:font-style-asian="normal" style:font-style-complex="normal"/>
    </style:style>
    <style:style style:name="T32" style:family="text">
      <style:text-properties fo:font-style="normal" officeooo:rsid="00119311" style:font-style-asian="normal" style:font-style-complex="normal"/>
    </style:style>
    <style:style style:name="T33" style:family="text">
      <style:text-properties fo:font-style="normal" officeooo:rsid="0013b89b" style:font-style-asian="normal" style:font-style-complex="normal"/>
    </style:style>
    <style:style style:name="T34" style:family="text">
      <style:text-properties fo:font-style="normal" officeooo:rsid="00179f16" style:font-style-asian="normal" style:font-style-complex="normal"/>
    </style:style>
    <style:style style:name="T35" style:family="text">
      <style:text-properties fo:font-style="normal" officeooo:rsid="0018562b" style:font-style-asian="normal" style:font-style-complex="normal"/>
    </style:style>
    <style:style style:name="T36" style:family="text">
      <style:text-properties fo:font-style="normal" officeooo:rsid="0018b948" style:font-style-asian="normal" style:font-style-complex="normal"/>
    </style:style>
    <style:style style:name="T37" style:family="text">
      <style:text-properties fo:font-style="normal" officeooo:rsid="001c74a4" style:font-style-asian="normal" style:font-style-complex="normal"/>
    </style:style>
    <style:style style:name="T38" style:family="text">
      <style:text-properties fo:font-style="normal" officeooo:rsid="001fb06b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13b89b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179f16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19a65b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0d8151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0ea08a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style:font-style-asian="normal" style:font-style-complex="normal"/>
    </style:style>
    <style:style style:name="T46" style:family="text">
      <style:text-properties fo:font-style="normal" style:text-underline-style="none" officeooo:rsid="00103726" style:font-style-asian="normal" style:font-style-complex="normal"/>
    </style:style>
    <style:style style:name="T47" style:family="text">
      <style:text-properties fo:font-style="normal" style:text-underline-style="none" officeooo:rsid="001979e0" style:font-style-asian="normal" style:font-style-complex="normal"/>
    </style:style>
    <style:style style:name="T48" style:family="text">
      <style:text-properties fo:font-style="normal" style:text-underline-style="none" officeooo:rsid="0013b89b" style:font-style-asian="normal" style:font-style-complex="normal"/>
    </style:style>
    <style:style style:name="T49" style:family="text">
      <style:text-properties fo:font-style="normal" style:text-underline-style="none" officeooo:rsid="0019a65b" style:font-style-asian="normal" style:font-style-complex="normal"/>
    </style:style>
    <style:style style:name="T50" style:family="text">
      <style:text-properties officeooo:rsid="000e4ae4"/>
    </style:style>
    <style:style style:name="T51" style:family="text">
      <style:text-properties officeooo:rsid="000e5a3f"/>
    </style:style>
    <style:style style:name="T52" style:family="text">
      <style:text-properties officeooo:rsid="000ea08a"/>
    </style:style>
    <style:style style:name="T53" style:family="text">
      <style:text-properties officeooo:rsid="001022d6"/>
    </style:style>
    <style:style style:name="T54" style:family="text">
      <style:text-properties officeooo:rsid="00103726"/>
    </style:style>
    <style:style style:name="T55" style:family="text">
      <style:text-properties officeooo:rsid="00119311"/>
    </style:style>
    <style:style style:name="T56" style:family="text">
      <style:text-properties officeooo:rsid="0011f606"/>
    </style:style>
    <style:style style:name="T57" style:family="text">
      <style:text-properties officeooo:rsid="0012a82b"/>
    </style:style>
    <style:style style:name="T58" style:family="text">
      <style:text-properties officeooo:rsid="0013b89b"/>
    </style:style>
    <style:style style:name="T59" style:family="text">
      <style:text-properties officeooo:rsid="0014a3e5"/>
    </style:style>
    <style:style style:name="T60" style:family="text">
      <style:text-properties officeooo:rsid="00166575"/>
    </style:style>
    <style:style style:name="T61" style:family="text">
      <style:text-properties officeooo:rsid="00179f16"/>
    </style:style>
    <style:style style:name="T62" style:family="text">
      <style:text-properties officeooo:rsid="0018b948"/>
    </style:style>
    <style:style style:name="T63" style:family="text">
      <style:text-properties officeooo:rsid="001979e0"/>
    </style:style>
    <style:style style:name="T64" style:family="text">
      <style:text-properties officeooo:rsid="0019a65b"/>
    </style:style>
    <style:style style:name="T65" style:family="text">
      <style:text-properties officeooo:rsid="001ba2e7"/>
    </style:style>
    <style:style style:name="T66" style:family="text">
      <style:text-properties officeooo:rsid="001eb78e"/>
    </style:style>
    <style:style style:name="T67" style:family="text">
      <style:text-properties officeooo:rsid="001f1dc0"/>
    </style:style>
    <style:style style:name="T68" style:family="text">
      <style:text-properties officeooo:rsid="001fb06b"/>
    </style:style>
    <style:style style:name="T6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officeooo:rsid="00210a29"/>
    </style:style>
    <style:style style:name="T71" style:family="text">
      <style:text-properties officeooo:rsid="002272e3"/>
    </style:style>
    <style:style style:name="T72" style:family="text">
      <style:text-properties style:font-name="Monospace" fo:font-size="10pt" style:font-size-asian="10pt" style:font-size-complex="10pt"/>
    </style:style>
    <style:style style:name="T73" style:family="text">
      <style:text-properties style:font-name="Monospace" fo:font-size="10pt" officeooo:rsid="0014a3e5" style:font-size-asian="10pt" style:font-size-complex="10pt"/>
    </style:style>
    <style:style style:name="T74" style:family="text">
      <style:text-properties style:font-name="Monospace" fo:font-size="10pt" fo:font-style="normal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Processamento para a Distribuição espacial das tendências mensais significativas de precipitação</text:p>
      <text:p text:style-name="P1"/>
      <text:p text:style-name="P1">1) Download das imagens de precipitação <text:span text:style-name="T51">acumulada diária </text:span>dos anos de <text:s/><text:span text:style-name="T2">2000 (</text:span>7 imagens<text:span text:style-name="T2">)</text:span>, 2001 até 2019 (12 <text:span text:style-name="T2">x 9</text:span> imagens)</text:p>
      <text:p text:style-name="P1">Endereço: <text:a xlink:type="simple" xlink:href="https://arthurhouhttps.pps.eosdis.nasa.gov/" text:style-name="Internet_20_link" text:visited-style-name="Visited_20_Internet_20_Link">https://arthurhouhttps.pps.eosdis.nasa.gov</text:a></text:p>
      <text:p text:style-name="P1">É necessário criar um usuário p/ poder fazer o download <text:span text:style-name="T2">(utiliza o e-mail como login)</text:span></text:p>
      <text:p text:style-name="P11"><text:span text:style-name="T1">1.1) Script: </text:span><text:span text:style-name="T12">download_gpm_nasa_month_accum.sh</text:span></text:p>
      <text:p text:style-name="P2">1.1.1) Linguagem: Shell do Linux</text:p>
      <text:p text:style-name="P2">1.1.2) Utilização:</text:p>
      <text:p text:style-name="P91">download_gpm_nasa_month_accum.sh email ano mes_inicial mes_final</text:p>
      <text:p text:style-name="P19">1.1.3) Resultado:</text:p>
      <text:p text:style-name="P70"><text:span text:style-name="T17">Baixa automaticamente as imagens </text:span><text:span text:style-name="T20">diárias (S000000-E235959) </text:span><text:span text:style-name="T18">zipadas </text:span><text:span text:style-name="T17">do servidor da NASA e descompacta a</text:span><text:span text:style-name="T18">penas a</text:span><text:span text:style-name="T17">s imagens </text:span><text:span text:style-name="T18">total acumulado utilizando o login (e-mail) e do intervalo definido com ano e os meses iniciais e finais.</text:span></text:p>
      <text:p text:style-name="P20">Ex<text:span text:style-name="T15">emplo</text:span>:</text:p>
      <text:p text:style-name="P65"><text:span text:style-name="T17">- </text:span><text:span text:style-name="T18">Zip: </text:span>3B-DAY-GIS.MS.MRG.3IMERG.20000601-S000000-E235959.4560.V06B.<text:span text:style-name="T15">zip</text:span></text:p>
      <text:p text:style-name="P65"><text:span text:style-name="T17">- </text:span><text:span text:style-name="T18">Imagem descompacata: </text:span>3B-DAY-GIS.MS.MRG.3IMERG.20000601-S000000-E235959.4560.V06B.total.accum.<text:span text:style-name="T15">tif</text:span></text:p>
      <text:p text:style-name="P20"/>
      <text:p text:style-name="P26">2) Recortar as imagens de precipitação pelo Bioma Cerrado</text:p>
      <text:p text:style-name="P26">2.1) Script: <text:span text:style-name="T12">gpm_nasa_month_accum_clip.py</text:span></text:p>
      <text:p text:style-name="P3"><text:span text:style-name="T15">2</text:span>.1.1) Linguagem: <text:span text:style-name="T15">Python</text:span></text:p>
      <text:p text:style-name="P71">2.1.1.1) Bibliotecas: GDAL</text:p>
      <text:p text:style-name="P3"><text:span text:style-name="T15">2</text:span>.1.2) Utilização:</text:p>
      <text:p text:style-name="P92"><text:span text:style-name="T15">gpm_nasa_month_accum_clip.py</text:span> <text:span text:style-name="T50">imagem.tif shapefile_do_cerrado</text:span></text:p>
      <text:p text:style-name="P20"><text:span text:style-name="T15">2</text:span>.1.3) Resultado:</text:p>
      <text:p text:style-name="P66"><text:span text:style-name="T18">I</text:span><text:span text:style-name="T16">magem de precipitação recortada pelo Bioma Cerrado</text:span></text:p>
      <text:p text:style-name="P20">Ex<text:span text:style-name="T15">emplo</text:span>:</text:p>
      <text:p text:style-name="P70"><text:span text:style-name="T17">- </text:span><text:span text:style-name="T19">Imagem original</text:span><text:span text:style-name="T18">: 3B-DAY-GIS.MS.MRG.3IMERG.20000601-S000000-E235959.4560.V06B.total.accum.tif</text:span></text:p>
      <text:p text:style-name="P65"><text:span text:style-name="T17">- </text:span><text:span text:style-name="T18">Imagem </text:span><text:span text:style-name="T19">recortada</text:span><text:span text:style-name="T18">: cerrado_</text:span><text:span text:style-name="T19">2000</text:span><text:span text:style-name="T18">_</text:span><text:span text:style-name="T19">06</text:span><text:span text:style-name="T18">_total.accum.tif</text:span></text:p>
      <text:p text:style-name="P26"/>
      <text:p text:style-name="P71"><text:span text:style-name="T18">3</text:span><text:span text:style-name="T16">) Criação das imagens de tendências mensais ao longo dos anos 2000 (meses de 06 a 12), mais os anos de 2001 até 2019 com todos os meses.</text:span></text:p>
      <text:p text:style-name="P27"><text:span text:style-name="T52">3</text:span>.1) Script: <text:span text:style-name="T12">gpm_nasa_month_mk.py</text:span></text:p>
      <text:p text:style-name="P4"><text:span text:style-name="T15">3</text:span>.1.1) Linguagem: <text:span text:style-name="T15">Python</text:span></text:p>
      <text:p text:style-name="P72">3.1.1.1) Bibliotecas: GDAL, <text:span text:style-name="T52">NumPy e <text:s/>PyMannkendall</text:span></text:p>
      <text:p text:style-name="P4"><text:span text:style-name="T15">3</text:span>.1.2) Utilização:</text:p>
      <text:p text:style-name="P93">gpm_nasa_month_mk.py <text:span text:style-name="T52">diretorio_images_precipitacao_cerrado</text:span></text:p>
      <text:p text:style-name="P21"><text:span text:style-name="T15">3</text:span>.1.3) Resultado:</text:p>
      <text:p text:style-name="P67"><text:span text:style-name="T18">3</text:span><text:span text:style-name="T17">.1.3.</text:span><text:span text:style-name="T22">1) </text:span><text:span text:style-name="T18">I</text:span><text:span text:style-name="T16">mage</text:span><text:span text:style-name="T21">ns de tendência dos meses de janeiro até dezembro </text:span><text:span text:style-name="T16">de precipitação </text:span><text:span text:style-name="T21">no</text:span><text:span text:style-name="T16"> Bioma Cerrado </text:span><text:span text:style-name="T21">com significância &lt;= 0,05</text:span></text:p>
      <text:p text:style-name="P67"><text:span text:style-name="T18">3</text:span><text:span text:style-name="T17">.1.3.</text:span><text:span text:style-name="T22">1.1) Bandas (total 3): Valores de s_mk, p_0.05 e slope</text:span></text:p>
      <text:p text:style-name="P6"><text:span text:style-name="T18">3</text:span><text:span text:style-name="T16">.1.3.</text:span><text:span text:style-name="T22">2) </text:span><text:span text:style-name="T16">Ex</text:span><text:span text:style-name="T18">emplo</text:span><text:span text:style-name="T16">:</text:span></text:p>
      <text:p text:style-name="P75"><text:span text:style-name="T17">- </text:span><text:span text:style-name="T21">Diretório com todas as imagens recortadas do Bioma Cerrado</text:span><text:span text:style-name="T18">: cerrado_</text:span><text:span text:style-name="T19">2000</text:span><text:span text:style-name="T18">_</text:span><text:span text:style-name="T19">06</text:span><text:span text:style-name="T18">_total.accum.tif, …, cerrado_</text:span><text:span text:style-name="T19">20</text:span><text:span text:style-name="T21">19</text:span><text:span text:style-name="T18">_</text:span><text:span text:style-name="T21">12</text:span><text:span text:style-name="T18">_total.accum.tif</text:span></text:p>
      <text:p text:style-name="P70"><text:span text:style-name="T17">- </text:span><text:span text:style-name="T18">Image</text:span><text:span text:style-name="T21">ns das tendências</text:span><text:span text:style-name="T18"> </text:span><text:span text:style-name="T21">mensais</text:span><text:span text:style-name="T18">: </text:span><text:span text:style-name="T43">cerrado_01_total.accum_mk.</text:span><text:span text:style-name="T44">tif, …, cerrado_12_total.accum_mk.tif</text:span></text:p>
      <text:p text:style-name="P43"/>
      <text:p text:style-name="P43"/>
      <text:p text:style-name="P78"><text:span text:style-name="T37">S</text:span><text:span text:style-name="T31">cript para Mapa simplificado de tendência de precipitação do bioma Cerrado para o período 2000-2019</text:span></text:p>
      <text:p text:style-name="P76"/>
      <text:p text:style-name="P72"><text:span text:style-name="T18">1</text:span><text:span text:style-name="T16">) Criação da image</text:span><text:span text:style-name="T23">m</text:span><text:span text:style-name="T16"> de tendências </text:span><text:span text:style-name="T21">reduzid</text:span><text:span text:style-name="T22">a</text:span><text:span text:style-name="T21"> de todos os meses - </text:span><text:span text:style-name="T43">cerrado_total.accum_mk_reduce.tif</text:span><text:span text:style-name="T21"> </text:span><text:span text:style-name="T16">.</text:span></text:p>
      <text:p text:style-name="P28"><text:span text:style-name="T52">1</text:span>.1) Script: <text:span text:style-name="T12">gpm_nasa_month_mk_reduce.py</text:span></text:p>
      <text:p text:style-name="P5"><text:span text:style-name="T15">1</text:span>.1.1) Linguagem: <text:span text:style-name="T15">Python</text:span></text:p>
      <text:p text:style-name="P72">1.1.1.1) Bibliotecas: GDAL <text:span text:style-name="T53">e </text:span><text:span text:style-name="T52">NumPy</text:span></text:p>
      <text:p text:style-name="P5"><text:span text:style-name="T15">1</text:span>.1.2) Utilização:</text:p>
      <text:p text:style-name="P94">gpm_nasa_month_mk_reduce.py <text:span text:style-name="T52">diretorio_images_</text:span><text:span text:style-name="T53">tendencias_mensais</text:span></text:p>
      <text:p text:style-name="P22"><text:span text:style-name="T54">1</text:span>.1.3) Resultado:</text:p>
      <text:p text:style-name="P67"><text:span text:style-name="T22">1</text:span><text:span text:style-name="T17">.1.3.</text:span><text:span text:style-name="T22">1.1) Banda (total 1): Valor categorizado do slope, sendo: </text:span><text:span text:style-name="T29">0 (Sem valor - NoData), </text:span><text:span text:style-name="T22">1 </text:span><text:span text:style-name="T28">(</text:span><text:span text:style-name="T29">no </text:span><text:span text:style-name="T22">Cerrado sem significância para todos os meses</text:span><text:span text:style-name="T28">), </text:span><text:span text:style-name="T22"><text:s/>2 </text:span><text:span text:style-name="T28">(</text:span><text:span text:style-name="T22">tendência negativa para todos os meses</text:span><text:span text:style-name="T28">), </text:span><text:span text:style-name="T22"><text:s/>3 </text:span><text:span text:style-name="T28">(</text:span><text:span text:style-name="T22">tendência nula, ZERO, para todos os meses</text:span><text:span text:style-name="T28">), </text:span><text:span text:style-name="T22">4 </text:span><text:span text:style-name="T28">(</text:span><text:span text:style-name="T22">tendência positiva para todos os meses</text:span><text:span text:style-name="T28">) e </text:span><text:span text:style-name="T23">5</text:span><text:span text:style-name="T22"> </text:span><text:span text:style-name="T28">(</text:span><text:span text:style-name="T23">alternância de </text:span><text:span text:style-name="T22">tendência </text:span><text:span text:style-name="T23">n</text:span><text:span text:style-name="T22">os meses</text:span><text:span text:style-name="T28">)</text:span><text:span text:style-name="T22">.</text:span></text:p>
      <text:p text:style-name="P6"><text:span text:style-name="T22">1</text:span><text:span text:style-name="T16">.1.3.</text:span><text:span text:style-name="T22">2) </text:span><text:span text:style-name="T16">Ex</text:span><text:span text:style-name="T18">emplo</text:span><text:span text:style-name="T16">:</text:span></text:p>
      <text:p text:style-name="P82"><text:span text:style-name="T17">- </text:span><text:span text:style-name="T21">Diretório com todas as imagens </text:span><text:span text:style-name="T23">de tendência mensais</text:span><text:span text:style-name="T18">: cerrado_01_total.accum_mk.</text:span><text:span text:style-name="T21">tif, …, cerrado_12_total.accum_mk.tif</text:span></text:p>
      <text:p text:style-name="P81"><text:span text:style-name="T17">- </text:span><text:span text:style-name="T18">Image</text:span><text:span text:style-name="T23">m</text:span><text:span text:style-name="T21"> </text:span><text:span text:style-name="T23">com</text:span><text:span text:style-name="T21"> </text:span><text:span text:style-name="T23">as </text:span><text:span text:style-name="T21">tendências</text:span><text:span text:style-name="T18"> </text:span><text:span text:style-name="T23">reduzidas</text:span><text:span text:style-name="T18">: </text:span><text:span text:style-name="T43">cerrado_total.accum_mk_reduce.tif</text:span></text:p>
      <text:p text:style-name="P31"/>
      <text:p text:style-name="P31"/>
      <text:p text:style-name="P79"><text:span text:style-name="T31">Áreas estáveis no bioma Cerrado </text:span><text:span text:style-name="T32">nivel 1</text:span></text:p>
      <text:p text:style-name="P60">* permaneceram com a mesma classe de uso e cobertura da terra por no mínimo 20 anos, no período 1985-2019</text:p>
      <text:p text:style-name="P63"/>
      <text:p text:style-name="P83"><text:span text:style-name="T18">1</text:span><text:span text:style-name="T16">) </text:span><text:span text:style-name="T23">Script para geração das áreas estáveis para </text:span><text:span text:style-name="T24">o nível 1 (</text:span><text:span text:style-name="T23">classes Antrópico e Natural</text:span><text:span text:style-name="T24">)</text:span></text:p>
      <text:p text:style-name="P29"><text:span text:style-name="T52">1</text:span>.1) Script: <text:span text:style-name="T12">antropico_natural.js</text:span></text:p>
      <text:p text:style-name="P7"><text:span text:style-name="T15">1</text:span>.1.1) Linguagem: <text:span text:style-name="T54">Java Script</text:span></text:p>
      <text:p text:style-name="P7"><text:span text:style-name="T15">1</text:span>.1.2) Utilização: <text:span text:style-name="T55">Executar </text:span><text:span text:style-name="T54">o script dentro do ambiente do Google Earth Egine </text:span><text:span text:style-name="T55">(</text:span><text:a xlink:type="simple" xlink:href="https://code.earthengine.google.com/" text:style-name="Internet_20_link" text:visited-style-name="Visited_20_Internet_20_Link"><text:span text:style-name="T55">https://code.earthengine.google.com/</text:span></text:a><text:span text:style-name="T55">)</text:span></text:p>
      <text:p text:style-name="P23"><text:span text:style-name="T54">1</text:span>.1.3) Resultado:</text:p>
      <text:p text:style-name="P34">1.1.3.1) Arquivo zipado na conta do Google Drive</text:p>
      <text:p text:style-name="P34">1.1.3.2) Imagens dentro do arquivo zipado</text:p>
      <text:p text:style-name="P34">O Googl<text:span text:style-name="T56">e</text:span> Earth Engine gerou 6 quadrantes para cobrir toda a área do Cerrado.</text:p>
      <text:p text:style-name="P37">Para cada quadrante foi gerado 3 imagens correspondendo as classes: antrópico, natural e não definido</text:p>
      <text:p text:style-name="P35">1.1.3.2.1) <text:span text:style-name="T57">Imagens dos quadrantes:</text:span></text:p>
      <text:p text:style-name="P35">classe-0000000000-0000000000.tif,</text:p>
      <text:p text:style-name="P35">classe-0000000000-0000037856.tif,</text:p>
      <text:p text:style-name="P35">classe-0000037856-0000000000.tif,</text:p>
      <text:p text:style-name="P35">classe-0000037856-0000037856.tif,</text:p>
      <text:p text:style-name="P35">classe-0000075712-0000000000.tif,</text:p>
      <text:p text:style-name="P35">classe-0000075712-0000037856.tif</text:p>
      <text:p text:style-name="P35">1.1.3.2.<text:span text:style-name="T57">2) Exemplo de uma classe: antropico-0000000000-0000000000.tif</text:span></text:p>
      <text:p text:style-name="P35">1.1.3.2.<text:span text:style-name="T57">3) Cada imagem TIF possui 3 bandas: stable, stable_1, not_stable</text:span></text:p>
      <text:p text:style-name="P36">1.1.3.2.<text:span text:style-name="T57">3.</text:span><text:span text:style-name="T58">1) Cada banda possui 2 valores: 0 </text:span><text:span text:style-name="T68">(</text:span><text:span text:style-name="T58">Sem dados</text:span><text:span text:style-name="T68">) e </text:span><text:span text:style-name="T58">1 </text:span><text:span text:style-name="T68">(</text:span><text:span text:style-name="T58">Com dados</text:span><text:span text:style-name="T68">)</text:span></text:p>
      <text:p text:style-name="P36"/>
      <text:p text:style-name="P38">2) Transformação das imagens para cada quadrante com 3 bandas para 1 banda</text:p>
      <text:p text:style-name="P38">2.1) Utilitário da GDAL: <text:span text:style-name="T3">gdal_calc.py</text:span></text:p>
      <text:p text:style-name="P38">2.<text:span text:style-name="T59">1.</text:span>2) Fórmula para geração da banda de saída: "2*A+B"</text:p>
      <text:p text:style-name="P38">2.<text:span text:style-name="T59">1.</text:span>2.1) Onde, A corresponde a banda ‘<text:span text:style-name="T57">stable</text:span>’ e B corresponde a banda ‘not_<text:span text:style-name="T57">stable</text:span>’</text:p>
      <text:p text:style-name="P38">2.<text:span text:style-name="T59">1.</text:span>3) Uso do shell do Linux para gerar a imagem de 1 banda:</text:p>
      <text:p text:style-name="P97">calc="2*A+B"</text:p>
      <text:p text:style-name="P97">for f in $(ls *.tif);do name=$(basename $f .tif);echo $name;gdal_calc.py --quiet --overwrite --type=Byte -A $f --A_band=1 -B $f --B_band=3 --calc=$calc --outfile $name"_calc.tif" –NoDataValue=0;done</text:p>
      <text:p text:style-name="P38">2.<text:span text:style-name="T59">1.</text:span>4) Exemplo de um resultado:</text:p>
      <text:p text:style-name="P38">antropico-0000000000-0000000000-calc.tif</text:p>
      <text:p text:style-name="P39">2.1.4.1) A imagem de saída possui uma única banda, com os seguintes valores: 0 p/ Nodata(sem valor), 1 p/ Não estável e 2 p/ Estável</text:p>
      <text:p text:style-name="P39">2.2) Adicionar a descrição na banda</text:p>
      <text:p text:style-name="P39">2.2.1) Script: <text:span text:style-name="T3">add_band_description.py</text:span></text:p>
      <text:p text:style-name="P39">2.2.1.1) Linguagem Python</text:p>
      <text:p text:style-name="P73">2.2.1.2) Bibliotecas: GDAL1 (Pixeis dentro do Cerrado sem significância para todos os meses), <text:s/>2 (Pixeis com tendência negativa para todos os meses), <text:s/>3 (Pixeis com tendência nula, ZERO, para todos os meses), 4 (Pixeis com tendência positiva para todos os meses) e 5 (Pixeis que tiveram alternância de tendência nos meses).</text:p>
      <text:p text:style-name="P8"><text:span text:style-name="T59">2.2.1</text:span>.<text:span text:style-name="T59">3</text:span>) Utilização: <text:span text:style-name="T72">add_band_description.py </text:span><text:span text:style-name="T73">nome_do_arquivo_imagem numero_da_banda descricao</text:span></text:p>
      <text:p text:style-name="P8"><text:span text:style-name="T59">2.2.1</text:span>.<text:span text:style-name="T59">4</text:span>) <text:span text:style-name="T59">Exemplo: </text:span><text:span text:style-name="T73">add_band_description.py antropico-0000000000-0000000000_calc.tif 1 'Stable(1:NO,2:YES)'</text:span></text:p>
      <text:p text:style-name="P8"/>
      <text:p text:style-name="P86">3) <text:span text:style-name="T60">Mosaicar todos os quadrantes para cada classe.</text:span></text:p>
      <text:p text:style-name="P87">3.1) <text:span text:style-name="T25">Utilitário da GDAL: </text:span><text:span text:style-name="T40">gdalwarp</text:span></text:p>
      <text:p text:style-name="P12"><text:span text:style-name="T33">3.</text:span><text:span text:style-name="T30">1.1) Utilização: </text:span><text:span text:style-name="T74">gdalwarp classe*_calc.tif classe.tif</text:span></text:p>
      <text:p text:style-name="P44">3.2) Exemplo: <text:span text:style-name="T72">gdalwarp antropico*_calc.tif antropico.tif</text:span></text:p>
      <text:p text:style-name="P44">3.3) Resultado: antropico.tif, natural.tif e nao_definido.tif</text:p>
      <text:p text:style-name="P44"/>
      <text:p text:style-name="P12"><text:span text:style-name="T30">4) Criar uma imagem com as 3 classes – </text:span><text:span text:style-name="T34">Imagem </text:span><text:span text:style-name="T42">m</text:span><text:span text:style-name="T41">ap</text:span><text:span text:style-name="T42">b</text:span><text:span text:style-name="T41">iomas.tif</text:span><text:span text:style-name="T39">.</text:span></text:p>
      <text:p text:style-name="P13"><text:span text:style-name="T30">4.1) Remover NoData com valor ZERO para as </text:span><text:span text:style-name="T34">imagens </text:span><text:span text:style-name="T30">nao_definido.tif antropico.tif natural.tif</text:span></text:p>
      <text:p text:style-name="P44">4.1.1) Utilitário da GDAL: gdal_edit.py</text:p>
      <text:p text:style-name="P44">4.1.2) Utilização via Shell Linux: <text:span text:style-name="T72">for f in nao_definido.tif antropico.tif natural.tif;do gdal_edit.py -unsetnodata $f ;done</text:span></text:p>
      <text:p text:style-name="P12"><text:span text:style-name="T30">4.2) Gerar </text:span><text:span text:style-name="T34">uma </text:span><text:span text:style-name="T30">imagem </text:span><text:span text:style-name="T34">com as 3 classes: </text:span><text:span text:style-name="T41">mapbiomas_nodata_0.tif</text:span></text:p>
      <text:p text:style-name="P45">4.2.1) Shell Linux (uso do gdal_calc.py):</text:p>
      <text:p text:style-name="P98">calc="(O==2)*2+(A==2)*3+(N==2)*4"</text:p>
      <text:p text:style-name="P98">gdal_calc.py --quiet --overwrite --type=Byte \</text:p>
      <text:p text:style-name="P98">–NoDataValue=none \</text:p>
      <text:p text:style-name="P98">-O nao_definido.tif --O_band=1 \</text:p>
      <text:p text:style-name="P98">-A antropico.tif --A_band=1 \</text:p>
      <text:p text:style-name="P98">-N natural.tif --N_band=1 \</text:p>
      <text:p text:style-name="P98">--calc=$calc --outfile mapbiomas_nodata_0.tif</text:p>
      <text:p text:style-name="P45">4.2.2) Resultado: imagem (mapbiomas_nodata_0.tif) com uma banda com os seguntes valores:</text:p>
      <text:p text:style-name="P14"><text:span text:style-name="T30">0 </text:span><text:span text:style-name="T38">(</text:span><text:span text:style-name="T30">Não estável e </text:span><text:span text:style-name="T35">NoData , </text:span><text:span text:style-name="T30">Sem dados</text:span><text:span text:style-name="T35">), </text:span><text:span text:style-name="T30">2 </text:span><text:span text:style-name="T38">(</text:span><text:span text:style-name="T30">Não definido</text:span><text:span text:style-name="T38">), </text:span><text:span text:style-name="T30">3 </text:span><text:span text:style-name="T38">(</text:span><text:span text:style-name="T30">Antropico</text:span><text:span text:style-name="T38">) e </text:span><text:span text:style-name="T30">4 </text:span><text:span text:style-name="T38">(</text:span><text:span text:style-name="T30">Natural</text:span><text:span text:style-name="T38">)</text:span></text:p>
      <text:p text:style-name="P14"><text:span text:style-name="T30">4.3) Gerar a imagem </text:span><text:span text:style-name="T39">mapbiomas_nodata_1.tif</text:span><text:span text:style-name="T30"> transformando ZERO p/ UM da imagem </text:span><text:span text:style-name="T8">mapbiomas_nodata_0.tif</text:span></text:p>
      <text:p text:style-name="P14"><text:span text:style-name="T30">4.3.1) O valor UM passa a representar Não estável e </text:span><text:span text:style-name="T35">NoData</text:span></text:p>
      <text:p text:style-name="P45">4.3.2) Shell Linux (uso do gdal_calc.py):</text:p>
      <text:p text:style-name="P98">calc="numpy.where(M==0,1,M)"</text:p>
      <text:p text:style-name="P98">gdal_calc.py --quiet --overwrite --type=Byte \</text:p>
      <text:p text:style-name="P98">–NoDataValue=none \</text:p>
      <text:p text:style-name="P98">-M mapbiomas_nodata_0.tif \</text:p>
      <text:p text:style-name="P98">--calc=$calc --outfile mapbiomas_nodata_1.tif</text:p>
      <text:p text:style-name="P14"><text:span text:style-name="T30">4.4) <text:s/>Gerar a imagem </text:span><text:span text:style-name="T39">mapbiomas.tif</text:span><text:span text:style-name="T30"> transformando UM do "NoData" p/ ZERO da imagem </text:span><text:span text:style-name="T8">mapbiomas_nodata_1.tif</text:span></text:p>
      <text:p text:style-name="P40">4.4.1) <text:span text:style-name="T61">O</text:span>s<text:span text:style-name="T61"> valor</text:span>es<text:span text:style-name="T61"> </text:span>ZERO<text:span text:style-name="T61"> </text:span>e UM passam a representar respectivamente, NoData e <text:span text:style-name="T61">Não estável.</text:span></text:p>
      <text:p text:style-name="P15"><text:span text:style-name="T30">4.</text:span><text:span text:style-name="T35">4</text:span><text:span text:style-name="T30">.</text:span><text:span text:style-name="T35">2</text:span><text:span text:style-name="T30">) Shell Linux (uso do gdal_calc.py):</text:span></text:p>
      <text:p text:style-name="P99">calc="numpy.where((O+A+N)==0,0,M)"e os resultados foram gerados da mesma forma, porém com as classes </text:p>
      <text:p text:style-name="P99">gdal_calc.py --quiet --overwrite --type=Byte \</text:p>
      <text:p text:style-name="P99">–NoDataValue=none \</text:p>
      <text:p text:style-name="P99">-O nao_definido.tif --O_band=1 \</text:p>
      <text:p text:style-name="P99">-A antropico.tif --A_band=1 \</text:p>
      <text:p text:style-name="P99">-N natural.tif --N_band=1 \</text:p>
      <text:p text:style-name="P99">-M mapbiomas_nodata_1.tif \</text:p>
      <text:p text:style-name="P99">--calc=$calc --outfile mapbiomas.tif</text:p>
      <text:p text:style-name="P15"><text:span text:style-name="T30">4.</text:span><text:span text:style-name="T35">4</text:span><text:span text:style-name="T30">.</text:span><text:span text:style-name="T35">3</text:span><text:span text:style-name="T30">) </text:span><text:span text:style-name="T35">Configurar o valor ZERO para NoData (uso do gdal_edit.py)</text:span></text:p>
      <text:p text:style-name="P100">gdal_edit.py mapbiomas.tif -a_nodata 0</text:p>
      <text:p text:style-name="P40">4.4.4) Adicionar a descrição na banda (uso do add_band_description.py).</text:p>
      <text:p text:style-name="P40">4.4.4.1) Shell linux</text:p>
      <text:p text:style-name="P100">f="mapbiomas.tif"</text:p>
      <text:p text:style-name="P100">desc="1:no_stable,2:nao_definido,3:antropico,4:natural"</text:p>
      <text:p text:style-name="P100">add_band_description.py $f 1 $desc</text:p>
      <text:p text:style-name="P54">4.7) Resultado</text:p>
      <text:p text:style-name="P54">Imagem <text:span text:style-name="T3">mapbiomas.tif</text:span> com UMA banda com os seguintes valores: 0 <text:span text:style-name="T68">(</text:span>Nodata<text:span text:style-name="T68">), </text:span>1 <text:span text:style-name="T68">(</text:span>Não estável<text:span text:style-name="T68">), </text:span>2 <text:span text:style-name="T68">(</text:span>Não definido<text:span text:style-name="T68">), </text:span>3 <text:span text:style-name="T68">(</text:span>Antrópico<text:span text:style-name="T68">), </text:span>4 <text:span text:style-name="T68">(</text:span>Natural<text:span text:style-name="T68">).</text:span></text:p>
      <text:p text:style-name="P41"/>
      <text:p text:style-name="P30"/>
      <text:p text:style-name="P80"><text:span text:style-name="T31">Áreas estáveis no bioma Cerrado </text:span><text:span text:style-name="T32">nivel </text:span><text:span text:style-name="T36">2</text:span></text:p>
      <text:p text:style-name="P61">* permaneceram com a mesma classe de uso e cobertura da terra por no mínimo 20 anos, no período 1985-2019</text:p>
      <text:p text:style-name="P64"/>
      <text:p text:style-name="P84"><text:span text:style-name="T18">1</text:span><text:span text:style-name="T16">) </text:span><text:span text:style-name="T23">Script para geração das áreas estáveis para </text:span><text:span text:style-name="T24">o nível </text:span><text:span text:style-name="T26">2</text:span><text:span text:style-name="T24"> (</text:span><text:span text:style-name="T23">classes <text:s/></text:span><text:span text:style-name="T26">Agricultura</text:span><text:span text:style-name="T23">, </text:span><text:span text:style-name="T26">Pastagem, Floresta e Savana</text:span><text:span text:style-name="T24">)</text:span></text:p>
      <text:p text:style-name="P30"><text:span text:style-name="T52">1</text:span><text:span text:style-name="T35">.1) Script: </text:span><text:span text:style-name="T13">agr_for_pas_sav.</text:span><text:span text:style-name="T14">js</text:span></text:p>
      <text:p text:style-name="P16"><text:span text:style-name="T30">1.1.1) O script foi executado da mesma forma utilizada para as áreas estáveis do bioma Cerrado nivel 1, tendo como saída as classes </text:span><text:span text:style-name="T45">Agricultura</text:span><text:span text:style-name="T46">, </text:span><text:span text:style-name="T45">Pastagem, Floresta e Savana.</text:span></text:p>
      <text:p text:style-name="P17"><text:span text:style-name="T45">1.2) As imagens de cada classe tiveram </text:span><text:span text:style-name="T47">os mesmos valores de banda do resultado das imagens das á</text:span><text:span text:style-name="T45">reas estáveis do bioma Cerrado nivel 1: </text:span><text:span text:style-name="T48">0</text:span><text:span text:style-name="T47">(</text:span><text:span text:style-name="T48">Sem dados</text:span><text:span text:style-name="T47">) e </text:span><text:span text:style-name="T48">1 </text:span><text:span text:style-name="T47">(</text:span><text:span text:style-name="T48">Com dados</text:span><text:span text:style-name="T47">).</text:span></text:p>
      <text:p text:style-name="P47">1.3) Exemplos:</text:p>
      <text:p text:style-name="Standard">agriculture-0000000000-0000000000.tif<text:line-break/>savana-0000075712-0000037856.tif</text:p>
      <text:p text:style-name="P46"/>
      <text:p text:style-name="P42">2) <text:span text:style-name="T58">Transformação das imagens p</text:span>a<text:span text:style-name="T58">ra cada quadrante com 3 bandas para 1 banda</text:span></text:p>
      <text:p text:style-name="P42">O mesmo procedimento para as <text:span text:style-name="T62">áreas estáveis do bioma Cerrado nivel 1.</text:span></text:p>
      <text:p text:style-name="P47">2.1) Exemplos:</text:p>
      <text:p text:style-name="P88">agriculture-0000000000-0000000000_<text:span text:style-name="T63">calc</text:span>.tif<text:line-break/>savana-0000075712-0000037856_<text:span text:style-name="T63">calc</text:span>.tif</text:p>
      <text:p text:style-name="P48">agriculture.tif, forest.tif, pasture.tif e savana.tif</text:p>
      <text:p text:style-name="P85"><text:span text:style-name="T23">3) </text:span><text:span text:style-name="T27">Mosaicar todos os quadrantes para cada classe.</text:span></text:p>
      <text:p text:style-name="P47"><text:span text:style-name="T60">O mesmo procedimento para as </text:span><text:span text:style-name="T62">áreas estáveis do bioma Cerrado nivel 1.</text:span></text:p>
      <text:p text:style-name="P18"><text:span text:style-name="T45">3.1) </text:span><text:span text:style-name="T49">Imagens</text:span><text:span text:style-name="T45">:</text:span></text:p>
      <text:p text:style-name="P47">agriculture.tif, forest.tif, pasture.tif e savana.tif</text:p>
      <text:p text:style-name="P49"/>
      <text:p text:style-name="P49">4) <text:span text:style-name="T60">Criar uma imagem com as </text:span>6<text:span text:style-name="T60"> classes – </text:span><text:span text:style-name="T61">Imagem </text:span><text:span text:style-name="T4">mapbiomas_agr_pas_for_sav.tif</text:span><text:span text:style-name="T60">.</text:span></text:p>
      <text:p text:style-name="P49">Vão ser utlizadas a imagens: mapbiomas.tif (etapa <text:span text:style-name="T62">áreas estáveis do bioma Cerrado nivel 1</text:span>), <text:span text:style-name="T63">agriculture.tif, forest.tif, pasture.tif e savana.tif</text:span></text:p>
      <text:p text:style-name="P49">4.1) Remover o NODATA das imagens: <text:span text:style-name="T63">agriculture.tif, forest.tif, pasture.tif e savana.tif</text:span></text:p>
      <text:p text:style-name="P49">4.1.1) Passos utilizados no ítem 4) da etapa áreas estáveis do bioma Cerrado nivel 1</text:p>
      <text:p text:style-name="P49">4.2) Adicionar apenas os pixeis estáveis das imagens a<text:span text:style-name="T63">griculture.tif, forest.tif, pasture.tif e savana.tif</text:span></text:p>
      <text:p text:style-name="P49">4.2.1) Script Shell Linux para <text:span text:style-name="T3">inicializar</text:span> a imagem <text:span text:style-name="T8">mapbiomas_agr_pas_for_sav.tif </text:span>com <text:span text:style-name="T9">agriculture.tif</text:span></text:p>
      <text:p text:style-name="P103">calc="numpy.where(C==2,5,M)"</text:p>
      <text:p text:style-name="P103">gdal_calc.py --quiet --overwrite --type=Byte \</text:p>
      <text:p text:style-name="P103">–NoDataValue=none \</text:p>
      <text:p text:style-name="P101"><text:span text:style-name="T61">-C </text:span><text:span text:style-name="T4">agriculture</text:span><text:span text:style-name="T61">.tif \</text:span></text:p>
      <text:p text:style-name="P103">-M mapbiomas.tif \</text:p>
      <text:p text:style-name="P103">--calc=$calc --outfile mapbiomas_agr_pas_for_sav.tif</text:p>
      <text:p text:style-name="P49"><text:span text:style-name="T61">4.</text:span>2.2) Script Shell Linux para <text:span text:style-name="T3">atualizar</text:span> a imagem mapbiomas_agr_pas_for_sav.tif com <text:span text:style-name="T8">pasture.</text:span><text:span text:style-name="T10">tif</text:span></text:p>
      <text:p text:style-name="P101">calc="numpy.where(C==2,6,M)"</text:p>
      <text:p text:style-name="P101">gdal_calc.py --quiet --overwrite --type=Byte \</text:p>
      <text:p text:style-name="P101">–NoDataValue=none \</text:p>
      <text:p text:style-name="P101">-C <text:span text:style-name="T3">pasture.tif</text:span> \</text:p>
      <text:p text:style-name="P101">-M mapbiomas_agr_pas_for_sav.tif \</text:p>
      <text:p text:style-name="P101">--calc=$calc --outfile mapbiomas_agr_pas_for_sav.tif</text:p>
      <text:p text:style-name="P50"><text:span text:style-name="T61">4.</text:span>2.2) Script Shell Linux para <text:span text:style-name="T3">atualizar</text:span> a imagem mapbiomas_agr_pas_for_sav.tif com <text:span text:style-name="T8">forest.</text:span><text:span text:style-name="T10">tifMOTTA, 2021a - S</text:span></text:p>
      <text:p text:style-name="P102">calc="numpy.where(C==2,<text:span text:style-name="T65">7</text:span>,M)"</text:p>
      <text:p text:style-name="P102">gdal_calc.py --quiet --overwrite --type=Byte \</text:p>
      <text:p text:style-name="P102">–NoDataValue=none \</text:p>
      <text:p text:style-name="P102">-C <text:span text:style-name="T3">forest.tif</text:span> \</text:p>
      <text:p text:style-name="P102">-M mapbiomas_agr_pas_for_sav.tif \</text:p>
      <text:p text:style-name="P102">--calc=$calc --outfile mapbiomas_agr_pas_for_sav.tif</text:p>
      <text:p text:style-name="P50"><text:span text:style-name="T61">4.</text:span>2.2) Script Shell Linux para <text:span text:style-name="T3">atualizar</text:span> a imagem mapbiomas_agr_pas_for_sav.tif com <text:span text:style-name="T10">savana</text:span><text:span text:style-name="T8">.</text:span><text:span text:style-name="T10">tif</text:span></text:p>
      <text:p text:style-name="P102">calc="numpy.where(C==2,<text:span text:style-name="T65">8</text:span>,M)"</text:p>
      <text:p text:style-name="P102">gdal_calc.py --quiet --overwrite --type=Byte \</text:p>
      <text:p text:style-name="P102">–NoDataValue=none \MOTTA, 2021a - S</text:p>
      <text:p text:style-name="P102">-C <text:span text:style-name="T5">savana</text:span><text:span text:style-name="T3">.tif</text:span> \MOTTA, 2021a - S</text:p>
      <text:p text:style-name="P102">-M mapbiomas_agr_pas_for_sav.tif \</text:p>
      <text:p text:style-name="P102">--calc=$calc --outfile mapbiomas_agr_pas_for_sav.tif</text:p>
      <text:p text:style-name="P53">4.3) Remover NODATA</text:p>
      <text:p text:style-name="P53">gdal_edit.py -a_nodata 0 mapbiomas_agr_pas_for_sav.tif</text:p>
      <text:p text:style-name="P53">4.4) <text:span text:style-name="T64">Script Shell Linux para </text:span>alterar valor de 255 p/ ZERO</text:p>
      <text:p text:style-name="P104">calc="numpy.where(M==255,0,M)"</text:p>
      <text:p text:style-name="P104">gdal_calc.py --quiet --overwrite --type=Byte \</text:p>
      <text:p text:style-name="P104">–NoDataValue=none \</text:p>
      <text:p text:style-name="P104">-M mapbiomas_agr_pas_for_sav.tif \</text:p>
      <text:p text:style-name="P53">--calc=$calc --outfile mapbiomas_agr_pas_for_sav.tif</text:p>
      <text:p text:style-name="P53">4.5) Definir NODATA p/ ZERO</text:p>
      <text:p text:style-name="P104">gdal_edit.py -unsetnodata mapbiomas_agr_pas_for_sav.tif</text:p>
      <text:p text:style-name="P53">4.6) Script Shell Linux Colocar a descrição na banda do "mapbiomas_agr_pas_for_sav.tif"</text:p>
      <text:p text:style-name="P104">f="mapbiomas_agr_pas_for_sav.tif"</text:p>
      <text:p text:style-name="P104">desc="1:no_stable,2:nao_definido,3:antropico,4:natural,5:agriculture,6:pasture,7:forest,8:savana"</text:p>
      <text:p text:style-name="P104">/add_band_description.py $f 1 $desc</text:p>
      <text:p text:style-name="P53">4.7) Resultado</text:p>
      <text:p text:style-name="P53">Imagem <text:span text:style-name="T3">mapbiomas_agr_pas_for_sav.tif</text:span> com UMA banda com os seguintes valores: 0 <text:span text:style-name="T68">(</text:span>Nodata<text:span text:style-name="T68">), </text:span>1 <text:span text:style-name="T68">(</text:span>Não estável<text:span text:style-name="T68">), </text:span>2 <text:span text:style-name="T68">(</text:span>Não definido<text:span text:style-name="T68">), </text:span>3 <text:span text:style-name="T68">(</text:span>Antrópico<text:span text:style-name="T68">), </text:span>4 <text:span text:style-name="T68">(</text:span>Natural<text:span text:style-name="T68">), </text:span>5 <text:span text:style-name="T68">(</text:span>Agricultura<text:span text:style-name="T68">), </text:span>6 <text:span text:style-name="T68">(</text:span>Pastagem<text:span text:style-name="T68">), </text:span>7 <text:span text:style-name="T68">(</text:span>Floresta<text:span text:style-name="T68">) e </text:span>8 <text:span text:style-name="T68">(</text:span>Savana<text:span text:style-name="T68">).</text:span></text:p>
      <text:p text:style-name="P55"/>
      <text:p text:style-name="P53"/>
      <text:p text:style-name="P62">Mapa simplificado de tendência de precipitação em áreas estáveis de uso e cobertura da terra (uso antrópico e cobertura natural) no bioma Cerrado - 1º nível</text:p>
      <text:p text:style-name="P53"/>
      <text:p text:style-name="P32"><text:span text:style-name="T66">1</text:span>) <text:span text:style-name="T66">Gerar a imagem combinando as imagens do mapbiomas (1o nível) com <text:s/>a imagem de tendência reduzida: </text:span><text:span text:style-name="T6">cerrado_mapbioma_tendence.tif</text:span></text:p>
      <text:p text:style-name="P32"><text:span text:style-name="T68">1</text:span>.1) Script: <text:span text:style-name="T12">mapbioma_tendences_mk_reduce.py</text:span></text:p>
      <text:p text:style-name="P9"><text:span text:style-name="T68">1</text:span>.1.1) Linguagem: <text:span text:style-name="T15">Python</text:span></text:p>
      <text:p text:style-name="P74"><text:span text:style-name="T68">1</text:span>.1.1.1) Bibliotecas: GDAL<text:span text:style-name="T67">e NumPy</text:span></text:p>
      <text:p text:style-name="P9"><text:span text:style-name="T68">1</text:span>.1.2) Utilização:</text:p>
      <text:p text:style-name="P95">mapbioma_tendences_mk_reduce.py <text:span text:style-name="T8">mapbiomas.tif cerrado_total.accum_mk_reduce.tif cerrado_mapbioma_agr-pas-for-sav_tendence.tif</text:span></text:p>
      <text:p text:style-name="P24"><text:span text:style-name="T68">1</text:span>.<text:span text:style-name="T70">2</text:span>) Resultado:</text:p>
      <text:p text:style-name="P68"><text:span text:style-name="T18">I</text:span><text:span text:style-name="T16">magem </text:span><text:span text:style-name="T28">com as classes do mapbiomas combinado com as classes de tendência reduzida.</text:span></text:p>
      <text:p text:style-name="P89"><text:span text:style-name="T16">1</text:span><text:span text:style-name="T28">.</text:span><text:span text:style-name="T29">2</text:span><text:span text:style-name="T16">.1) Valores das classes: DD, sendo o 1</text:span><text:span text:style-name="T69">o</text:span><text:span text:style-name="T16"> dígito da classe do mapbiomas e 2</text:span><text:span text:style-name="T69">o</text:span><text:span text:style-name="T16"> dígito da classe de <text:s/>tendência</text:span></text:p>
      <text:p text:style-name="P55">0 <text:span text:style-name="T68">(</text:span>Nodata<text:span text:style-name="T68">), </text:span>1 <text:span text:style-name="T68">(</text:span>Não estável<text:span text:style-name="T68">), </text:span>2 <text:span text:style-name="T68">(</text:span>Não definido<text:span text:style-name="T68">), </text:span>3 <text:span text:style-name="T68">(</text:span>Antrópico<text:span text:style-name="T68">), </text:span>4 <text:span text:style-name="T68">(</text:span>Natural<text:span text:style-name="T68">)</text:span></text:p>
      <text:p text:style-name="P57">X</text:p>
      <text:p text:style-name="P59"><text:span text:style-name="T70">0 (Sem valor - NoData), </text:span><text:span text:style-name="T53">1 </text:span><text:span text:style-name="T68">(</text:span><text:span text:style-name="T70">no </text:span><text:span text:style-name="T53">Cerrado sem significância para todos os meses</text:span><text:span text:style-name="T68">), </text:span><text:span text:style-name="T53"><text:s/>2 </text:span><text:span text:style-name="T68">(</text:span><text:span text:style-name="T53">tendência negativa para todos os meses</text:span><text:span text:style-name="T68">), </text:span><text:span text:style-name="T53"><text:s/>3 </text:span><text:span text:style-name="T68">(</text:span><text:span text:style-name="T53">tendência nula, ZERO, para todos os meses</text:span><text:span text:style-name="T68">), </text:span><text:span text:style-name="T53">4 </text:span><text:span text:style-name="T68">(</text:span><text:span text:style-name="T53">tendência positiva para todos os meses</text:span><text:span text:style-name="T68">) e </text:span><text:span text:style-name="T54">5</text:span><text:span text:style-name="T53"> </text:span><text:span text:style-name="T68">(</text:span><text:span text:style-name="T54">alternância de </text:span><text:span text:style-name="T53">tendência </text:span><text:span text:style-name="T54">n</text:span><text:span text:style-name="T53">os meses</text:span><text:span text:style-name="T68">)</text:span></text:p>
      <text:p text:style-name="P57">1.2.2) Exemplos:</text:p>
      <text:p text:style-name="P57">0: Sem valor nas duas imagens (NoData)</text:p>
      <text:p text:style-name="P57">11: Não estável (mapbiomas) e sem significância para todos os meses (tendência)</text:p>
      <text:p text:style-name="P57">34: Antrópico com tendência positiva</text:p>
      <text:p text:style-name="P51"/>
      <text:p text:style-name="P62">Mapa simplificado de tendência de precipitação em áreas estáveis de uso e cobertura da terra (agricultura, pecuária, formação florestal e formação savânica) no bioma Cerrado - 2º nível</text:p>
      <text:p text:style-name="P50"/>
      <text:p text:style-name="P33"><text:span text:style-name="T66">1</text:span>) <text:span text:style-name="T66">Gerar a imagem combinando as imagens do mapbiomas (</text:span><text:span text:style-name="T70">2</text:span><text:span text:style-name="T66">o nível) com <text:s/>a imagem de tendência reduzida: </text:span><text:span text:style-name="T6">cerrado_mapbioma_agr-pas-for-sav_tendence.</text:span><text:span text:style-name="T7">tif</text:span></text:p>
      <text:p text:style-name="P33"><text:span text:style-name="T68">1</text:span>.1) Script: <text:span text:style-name="T12">mapbioma_tendences_mk_reduce.py</text:span></text:p>
      <text:p text:style-name="P10"><text:span text:style-name="T68">1</text:span>.1.2) Utilização:</text:p>
      <text:p text:style-name="P96">mapbioma_tendences_mk_reduce.py mapbiomas_agr_pas_for_sav.tif<text:span text:style-name="T8"> cerrado_total.accum_mk_reduce.tif cerrado_mapbioma_agr-pas-for-sav_tendence.</text:span><text:span text:style-name="T11">tif</text:span></text:p>
      <text:p text:style-name="P25"><text:span text:style-name="T68">1</text:span>.<text:span text:style-name="T70">2</text:span>) Resultado:</text:p>
      <text:p text:style-name="P69"><text:span text:style-name="T18">I</text:span><text:span text:style-name="T16">magem </text:span><text:span text:style-name="T28">com as classes do mapbiomas combinado com as classes de tendência reduzida.</text:span></text:p>
      <text:p text:style-name="P90"><text:span text:style-name="T16">1.</text:span><text:span text:style-name="T29">2</text:span><text:span text:style-name="T16">.1) Valores das classes: DD, sendo o 1</text:span><text:span text:style-name="T69">o</text:span><text:span text:style-name="T16"> dígito da classe do mapbiomas e 2</text:span><text:span text:style-name="T69">o</text:span><text:span text:style-name="T16"> dígito da classe de <text:s/>tendência</text:span></text:p>
      <text:p text:style-name="P56">0 <text:span text:style-name="T68">(</text:span>Nodata<text:span text:style-name="T68">), </text:span>1 <text:span text:style-name="T68">(</text:span>Não estável<text:span text:style-name="T68">), </text:span>2 <text:span text:style-name="T68">(</text:span>Não definido<text:span text:style-name="T68">), </text:span>3 <text:span text:style-name="T68">(</text:span>Antrópico<text:span text:style-name="T68">), </text:span>4 <text:span text:style-name="T68">(</text:span>Natural<text:span text:style-name="T68">), </text:span>5 <text:span text:style-name="T68">(</text:span>Agricultura<text:span text:style-name="T68">), </text:span>6 <text:span text:style-name="T68">(</text:span>Pastagem<text:span text:style-name="T68">), </text:span>7 <text:span text:style-name="T68">(</text:span>Floresta<text:span text:style-name="T68">) e </text:span>8 <text:span text:style-name="T68">(</text:span>Savana<text:span text:style-name="T68">).</text:span></text:p>
      <text:p text:style-name="P57">X</text:p>
      <text:p text:style-name="P59"><text:span text:style-name="T70">0 (Sem valor - NoData), </text:span><text:span text:style-name="T53">1 </text:span><text:span text:style-name="T68">(</text:span><text:span text:style-name="T70">no </text:span><text:span text:style-name="T53">Cerrado sem significância para todos os meses</text:span><text:span text:style-name="T68">), </text:span><text:span text:style-name="T53"><text:s/>2 </text:span><text:span text:style-name="T68">(</text:span><text:span text:style-name="T53">tendência negativa para todos os meses</text:span><text:span text:style-name="T68">), </text:span><text:span text:style-name="T53"><text:s/>3 </text:span><text:span text:style-name="T68">(</text:span><text:span text:style-name="T53">tendência nula, ZERO, para todos os meses</text:span><text:span text:style-name="T68">), </text:span><text:span text:style-name="T53">4 </text:span><text:span text:style-name="T68">(</text:span><text:span text:style-name="T53">tendência positiva para todos os meses</text:span><text:span text:style-name="T68">) e </text:span><text:span text:style-name="T54">5</text:span><text:span text:style-name="T53"> </text:span><text:span text:style-name="T68">(</text:span><text:span text:style-name="T54">alternância de </text:span><text:span text:style-name="T53">tendência </text:span><text:span text:style-name="T54">n</text:span><text:span text:style-name="T53">os meses</text:span><text:span text:style-name="T68">)</text:span></text:p>
      <text:p text:style-name="P57">1.2.2) Exemplos:</text:p>
      <text:p text:style-name="P57">0: Sem valor nas duas imagens (NoData)</text:p>
      <text:p text:style-name="P58">11: Não estável (mapbiomas) e sem significância para todos os meses (tendência)</text:p>
      <text:p text:style-name="P58"><text:span text:style-name="T71">5</text:span>4: <text:span text:style-name="T71">Agricultura</text:span> com tendência positiva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9:42:32.767344482</meta:creation-date>
    <dc:date>2021-09-28T15:03:32.188981135</dc:date>
    <meta:editing-duration>PT1H14M24S</meta:editing-duration>
    <meta:editing-cycles>11</meta:editing-cycles>
    <meta:generator>LibreOffice/7.1.6.2$Linux_X86_64 LibreOffice_project/0e133318fcee89abacd6a7d077e292f1145735c3</meta:generator>
    <meta:document-statistic meta:table-count="0" meta:image-count="0" meta:object-count="0" meta:page-count="1" meta:paragraph-count="231" meta:word-count="1858" meta:character-count="14237" meta:non-whitespace-character-count="12644"/>
  </office:meta>
</office:document-meta>
</file>